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 sans" svg:font-family="'Ope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0.1986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4.3368in"/>
    </style:style>
    <style:style style:name="Table1.B" style:family="table-column">
      <style:table-column-properties style:column-width="5.8618in"/>
    </style:style>
    <style:style style:name="Table1.1" style:family="table-row">
      <style:table-row-properties style:min-row-height="0.3938in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row-height="0.4174in" fo:keep-together="always"/>
    </style:style>
    <style:style style:name="Table1.A2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style:row-height="0.7458in" fo:keep-together="always"/>
    </style:style>
    <style:style style:name="Table1.A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row-height="0.8222in" fo:keep-together="always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row-height="0.5597in" fo:keep-together="always"/>
    </style:style>
    <style:style style:name="Table1.6" style:family="table-row">
      <style:table-row-properties style:row-height="0.625in" fo:keep-together="always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style:row-height="1.1292in" fo:keep-together="always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9" style:family="table-row">
      <style:table-row-properties style:row-height="0.8563in" fo:keep-together="always"/>
    </style:style>
    <style:style style:name="Table1.B9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10" style:family="table-row">
      <style:table-row-properties style:row-height="1.1813in" fo:keep-together="always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1" style:family="table-row">
      <style:table-row-properties style:row-height="0.3757in" fo:keep-together="always"/>
    </style:style>
    <style:style style:name="Table1.12" style:family="table-row">
      <style:table-row-properties style:row-height="0.8771in" fo:keep-together="always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4" style:family="table-row">
      <style:table-row-properties style:row-height="1.6917in" fo:keep-together="always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5" style:family="table-row">
      <style:table-row-properties style:row-height="1.4292in" fo:keep-together="always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6" style:family="table-row">
      <style:table-row-properties style:row-height="1.5785in" fo:keep-together="always"/>
    </style:style>
    <style:style style:name="Table1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9" style:family="table-row">
      <style:table-row-properties style:row-height="0.6701in" fo:keep-together="always"/>
    </style:style>
    <style:style style:name="Table1.20" style:family="table-row">
      <style:table-row-properties style:row-height="1.3604in" fo:keep-together="always"/>
    </style:style>
    <style:style style:name="Table1.B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21" style:family="table-row">
      <style:table-row-properties style:row-height="0.6799in" fo:keep-together="always"/>
    </style:style>
    <style:style style:name="Table1.B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23" style:family="table-row">
      <style:table-row-properties style:row-height="0.5076in" fo:keep-together="always"/>
    </style:style>
    <style:style style:name="Table1.B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25" style:family="table-row">
      <style:table-row-properties style:row-height="0.8799in" fo:keep-together="always"/>
    </style:style>
    <style:style style:name="Table1.B2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Open sans" fo:font-size="12pt" style:font-size-asian="12pt" style:font-size-complex="12pt"/>
    </style:style>
    <style:style style:name="P2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Open sans" fo:font-size="12pt" fo:language="es" fo:country="ES" fo:background-color="transparent" style:font-size-asian="12pt" style:font-size-complex="12pt"/>
    </style:style>
    <style:style style:name="P3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Open sans" fo:font-size="12pt" fo:language="es" fo:country="ES" officeooo:rsid="002138b8" officeooo:paragraph-rsid="00264be4" fo:background-color="transparent" style:font-size-asian="12pt" style:font-size-complex="12pt"/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Open sans" fo:font-size="12pt" fo:language="es" fo:country="ES" fo:font-weight="bold" fo:background-color="transparent" style:font-size-asian="12pt" style:font-weight-asian="bold" style:font-size-complex="12pt" style:font-weight-complex="bold"/>
    </style:style>
    <style:style style:name="P5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Open sans" fo:font-size="12pt" fo:language="es" fo:country="ES" fo:font-weight="bold" officeooo:paragraph-rsid="0024e0fc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Open sans" fo:font-size="12pt" fo:language="es" fo:country="ES" fo:font-weight="normal" officeooo:paragraph-rsid="0024e0fc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background-color="transparent">
        <style:background-image/>
      </style:paragraph-properties>
      <style:text-properties style:font-name="Open sans" fo:font-size="12pt" fo:language="es" fo:country="ES" fo:background-color="transparent" style:font-size-asian="12pt" style:font-size-complex="12pt"/>
    </style:style>
    <style:style style:name="P8" style:family="paragraph" style:parent-style-name="Standard">
      <style:paragraph-properties fo:background-color="transparent">
        <style:background-image/>
      </style:paragraph-properties>
      <style:text-properties style:font-name="Open sans" fo:font-size="12pt" fo:language="es" fo:country="ES" officeooo:paragraph-rsid="00264be4" style:font-size-asian="12pt" style:font-size-complex="12pt"/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style:font-name="Open sans" fo:font-size="12pt" fo:language="es" fo:country="ES" fo:font-weight="normal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background-color="transparent">
        <style:background-image/>
      </style:paragraph-properties>
      <style:text-properties style:font-name="Open sans" fo:font-size="12pt" fo:language="es" fo:country="ES" fo:font-weight="normal" officeooo:paragraph-rsid="00264be4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background-color="transparent">
        <style:background-image/>
      </style:paragraph-properties>
      <style:text-properties style:font-name="Open sans" fo:font-size="12pt" fo:language="es" fo:country="ES" fo:font-weight="bold" fo:background-color="transparent" style:font-size-asian="12pt" style:font-weight-asian="bold" style:font-size-complex="12pt" style:font-weight-complex="bold"/>
    </style:style>
    <style:style style:name="P12" style:family="paragraph" style:parent-style-name="Table_20_Heading">
      <style:paragraph-properties fo:background-color="transparent">
        <style:background-image/>
      </style:paragraph-properties>
      <style:text-properties style:font-name="Open sans" fo:font-size="12pt" style:font-size-asian="12pt" style:font-size-complex="12pt"/>
    </style:style>
    <style:style style:name="P13" style:family="paragraph" style:parent-style-name="Table_20_Heading">
      <style:text-properties style:font-name="Open sans" fo:font-size="12pt" style:font-size-asian="12pt" style:font-size-complex="12pt"/>
    </style:style>
    <style:style style:name="P14" style:family="paragraph" style:parent-style-name="Subtitle">
      <style:text-properties style:font-name="Open sans"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Open sans" fo:font-size="12pt" style:font-size-asian="12pt" style:font-size-complex="12pt"/>
    </style:style>
    <style:style style:name="P16" style:family="paragraph" style:parent-style-name="Table_20_Contents">
      <style:paragraph-properties fo:background-color="transparent">
        <style:background-image/>
      </style:paragraph-properties>
      <style:text-properties style:use-window-font-color="true" style:font-name="Open sans" fo:font-size="12pt" fo:background-color="transparent" style:font-size-asian="12pt" style:font-size-complex="12pt"/>
    </style:style>
    <style:style style:name="P17" style:family="paragraph" style:parent-style-name="Table_20_Contents">
      <style:paragraph-properties fo:background-color="transparent">
        <style:background-image/>
      </style:paragraph-properties>
      <style:text-properties style:use-window-font-color="true" style:font-name="Open sans" fo:font-size="12pt" officeooo:rsid="002138b8" officeooo:paragraph-rsid="002138b8" fo:background-color="transparent" style:font-size-asian="12pt" style:font-size-complex="12pt"/>
    </style:style>
    <style:style style:name="P18" style:family="paragraph" style:parent-style-name="Table_20_Contents">
      <style:paragraph-properties fo:background-color="transparent">
        <style:background-image/>
      </style:paragraph-properties>
      <style:text-properties style:use-window-font-color="true" style:font-name="Open sans" fo:font-size="12pt" officeooo:paragraph-rsid="0022ebfd" fo:background-color="transparent" style:font-size-asian="12pt" style:font-size-complex="12pt"/>
    </style:style>
    <style:style style:name="P19" style:family="paragraph" style:parent-style-name="Table_20_Contents">
      <style:paragraph-properties fo:background-color="transparent">
        <style:background-image/>
      </style:paragraph-properties>
      <style:text-properties style:use-window-font-color="true" style:font-name="Open sans" fo:font-size="12pt" officeooo:rsid="0024e0fc" officeooo:paragraph-rsid="0024e0fc" fo:background-color="transparent" style:font-size-asian="12pt" style:font-size-complex="12pt"/>
    </style:style>
    <style:style style:name="P20" style:family="paragraph" style:parent-style-name="Table_20_Contents">
      <style:paragraph-properties fo:background-color="transparent">
        <style:background-image/>
      </style:paragraph-properties>
      <style:text-properties style:use-window-font-color="true" style:font-name="Open sans" fo:font-size="12pt" fo:font-weight="bold" fo:background-color="transparent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background-color="transparent">
        <style:background-image/>
      </style:paragraph-properties>
      <style:text-properties style:font-name="Open sans" fo:font-size="12pt" fo:font-weight="normal" fo:background-color="transparent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background-color="transparent">
        <style:background-image/>
      </style:paragraph-properties>
      <style:text-properties style:font-name="Open sans" fo:font-size="12pt" fo:font-weight="normal" officeooo:paragraph-rsid="002138b8" fo:background-color="transparent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background-color="transparent">
        <style:background-image/>
      </style:paragraph-properties>
      <style:text-properties style:font-name="Open sans" fo:font-size="12pt" fo:font-weight="normal" officeooo:rsid="00264be4" officeooo:paragraph-rsid="00264be4" fo:background-color="transparent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background-color="transparent">
        <style:background-image/>
      </style:paragraph-properties>
      <style:text-properties style:font-name="Open sans" fo:font-size="12pt" style:font-size-asian="12pt" style:font-size-complex="12pt"/>
    </style:style>
    <style:style style:name="P25" style:family="paragraph" style:parent-style-name="Table_20_Contents">
      <style:paragraph-properties fo:background-color="transparent">
        <style:background-image/>
      </style:paragraph-properties>
      <style:text-properties style:font-name="Open sans" fo:font-size="12pt" officeooo:paragraph-rsid="0022ebfd" style:font-size-asian="12pt" style:font-size-complex="12pt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style:font-name="Open sans" fo:font-size="12pt" fo:background-color="transparent" style:font-size-asian="12pt" style:font-size-complex="12pt"/>
    </style:style>
    <style:style style:name="P2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Open sans" fo:font-size="12pt" fo:font-weight="bold" officeooo:paragraph-rsid="0024e0fc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background-color="transparent">
        <style:background-image/>
      </style:paragraph-properties>
      <style:text-properties style:font-name="Open sans" fo:font-size="12pt" fo:font-weight="bold" fo:background-color="transparent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background-color="transparent">
        <style:background-image/>
      </style:paragraph-properties>
      <style:text-properties style:font-name="Open sans" fo:font-size="12pt" fo:font-weight="bold" officeooo:rsid="00264be4" officeooo:paragraph-rsid="00264be4" fo:background-color="transparent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4e0fc" style:font-weight-asian="normal" style:font-weight-complex="normal"/>
    </style:style>
    <style:style style:name="T3" style:family="text">
      <style:text-properties fo:font-weight="normal" officeooo:rsid="001d0ec1" fo:background-color="transparent" loext:char-shading-value="0" style:font-weight-asian="normal" style:font-weight-complex="normal"/>
    </style:style>
    <style:style style:name="T4" style:family="text">
      <style:text-properties style:use-window-font-color="true" officeooo:rsid="0022ebfd" fo:background-color="transparent" loext:char-shading-value="0"/>
    </style:style>
    <style:style style:name="T5" style:family="text">
      <style:text-properties style:use-window-font-color="true" fo:font-weight="normal" officeooo:rsid="002026eb" style:font-weight-asian="normal" style:font-weight-complex="normal"/>
    </style:style>
    <style:style style:name="T6" style:family="text">
      <style:text-properties officeooo:rsid="0022ebfd"/>
    </style:style>
    <style:style style:name="T7" style:family="text">
      <style:text-properties fo:language="es" fo:country="ES"/>
    </style:style>
    <style:style style:name="T8" style:family="text">
      <style:text-properties fo:language="es" fo:country="ES" officeooo:rsid="0022ebfd"/>
    </style:style>
    <style:style style:name="T9" style:family="text">
      <style:text-properties officeooo:rsid="0024e0fc"/>
    </style:style>
    <style:style style:name="T10" style:family="text">
      <style:text-properties officeooo:rsid="00264be4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264be4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riterios tentativos para analizar un <text:span text:style-name="T6">plan de comunicación</text:span></text:p>
      <text:p text:style-name="P1"/>
      <text:p text:style-name="P1">P<text:span text:style-name="T6">lan de comunicación</text:span>: . . . . . . . . . . . . . . . . . . . . . . . . . . . . . . . . . . . . . . . . . . . . . . . . . . . . . . . . . . . . .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2">Característica</text:p>
            </table:table-cell>
            <table:table-cell table:style-name="Table1.B1" office:value-type="string">
              <text:p text:style-name="P13">Comentario</text:p>
            </table:table-cell>
          </table:table-row>
        </table:table-header-rows>
        <table:table-row table:style-name="Table1.2">
          <table:table-cell table:style-name="Table1.A2" table:number-columns-spanned="2" office:value-type="string">
            <text:p text:style-name="P27"><text:span text:style-name="T4">Objetivos</text:span>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25"><text:span text:style-name="T7">¿Qué cambio quieres ver </text:span><text:span text:style-name="T8">o</text:span><text:span text:style-name="T7"> qué quieres lograr?<text:line-break/></text:span></text:p>
          </table:table-cell>
          <table:table-cell table:style-name="Table1.B3" office:value-type="string">
            <text:p text:style-name="P15"/>
          </table:table-cell>
        </table:table-row>
        <table:table-row table:style-name="Table1.4">
          <table:table-cell table:style-name="Table1.A3" office:value-type="string">
            <text:p text:style-name="P18"><text:span text:style-name="T7">¿Cuáles son </text:span><text:span text:style-name="T8">t</text:span><text:span text:style-name="T7">us activos (recursos materiales y humanos, habilidades, redes, canales, </text:span><text:span text:style-name="T8">influenciadoras)?</text:span></text:p>
          </table:table-cell>
          <table:table-cell table:style-name="Table1.B18" office:value-type="string">
            <text:p text:style-name="P15"/>
          </table:table-cell>
        </table:table-row>
        <table:table-row table:style-name="Table1.5">
          <table:table-cell table:style-name="Table1.A2" table:number-columns-spanned="2" office:value-type="string">
            <text:p text:style-name="P5"><text:span text:style-name="T6">Audiencia/ </text:span>Personas (<text:span text:style-name="T6">explica</text:span> la diferencia entre la audiencia, las partes interesadas y las comunidades participantes )</text:p>
          </table:table-cell>
          <table:covered-table-cell/>
        </table:table-row>
        <table:table-row table:style-name="Table1.6">
          <table:table-cell table:style-name="Table1.A3" office:value-type="string">
            <text:p text:style-name="P4"><text:bookmark text:name="result_box"/><text:span text:style-name="T1">¿A quién quieres llegar? (</text:span><text:span text:style-name="T2">A</text:span><text:span text:style-name="T1">udiencia)</text:span></text:p>
            <text:p text:style-name="P4"/>
            <text:p text:style-name="P16"/>
          </table:table-cell>
          <table:table-cell table:style-name="Table1.B6" office:value-type="string">
            <text:p text:style-name="P15"/>
          </table:table-cell>
        </table:table-row>
        <table:table-row table:style-name="Table1.3">
          <table:table-cell table:style-name="Table1.A3" office:value-type="string">
            <text:p text:style-name="P6">¿Qué comunidades pueden ayudar<text:span text:style-name="T9">t</text:span>e? (Colectivos, <text:span text:style-name="T9">organizaciones</text:span>)</text:p>
          </table:table-cell>
          <table:table-cell table:style-name="Table1.B18" office:value-type="string">
            <text:p text:style-name="P15"/>
          </table:table-cell>
        </table:table-row>
        <table:table-row table:style-name="Table1.8">
          <table:table-cell table:style-name="Table1.A3" office:value-type="string">
            <text:p text:style-name="P19">¿Quiénes son los otros actores implicados? (Medios de comunicación, ayuntamiento, otros)</text:p>
          </table:table-cell>
          <table:table-cell table:style-name="Table1.B18" office:value-type="string">
            <text:p text:style-name="P15"/>
          </table:table-cell>
        </table:table-row>
        <text:soft-page-break/>
        <table:table-row table:style-name="Table1.9">
          <table:table-cell table:style-name="Table1.A3" office:value-type="string">
            <text:p text:style-name="P19">Crea el perfil de cada uno de los perfiles interesados: ¿Quienes son? ¿Cuál es su interés? ¿Dónde están (físicamente y en las redes)?</text:p>
          </table:table-cell>
          <table:table-cell table:style-name="Table1.B9" office:value-type="string">
            <text:p text:style-name="P15"/>
          </table:table-cell>
        </table:table-row>
        <table:table-row table:style-name="Table1.10">
          <table:table-cell table:style-name="Table1.A3" office:value-type="string">
            <text:p text:style-name="P19">¿Cuáles son las relaciones entre todos los grupos listados? Apunta la cualidad de esas relaciones (aliados, afines, adversarios, neutrales, etc.)</text:p>
          </table:table-cell>
          <table:table-cell table:style-name="Table1.B10" office:value-type="string">
            <text:p text:style-name="P15"/>
          </table:table-cell>
        </table:table-row>
        <table:table-row table:style-name="Table1.11">
          <table:table-cell table:style-name="Table1.A2" table:number-columns-spanned="2" office:value-type="string">
            <text:p text:style-name="P4"><text:bookmark text:name="result_box1"/>Mensaje</text:p>
            <text:p text:style-name="P20"/>
          </table:table-cell>
          <table:covered-table-cell/>
        </table:table-row>
        <table:table-row table:style-name="Table1.12">
          <table:table-cell table:style-name="Table1.A15" office:value-type="string">
            <text:p text:style-name="P2">¿Cuáles son los <text:span text:style-name="T10">elementos </text:span>clave<text:span text:style-name="T10">s</text:span> que desea comunicar?</text:p>
            <text:p text:style-name="P16"/>
          </table:table-cell>
          <table:table-cell table:style-name="Table1.B18" office:value-type="string">
            <text:p text:style-name="P15"/>
          </table:table-cell>
        </table:table-row>
        <table:table-row table:style-name="Table1.10">
          <table:table-cell table:style-name="Table1.A15" office:value-type="string">
            <text:p text:style-name="P3"><text:bookmark text:name="result_box3"/>¿Cómo puede<text:span text:style-name="T10">s</text:span> llegar a <text:span text:style-name="T10">t</text:span>u audiencia? ¿A través de qué proceso<text:span text:style-name="T10">s?</text:span> (comunicación directa, encuentros <text:span text:style-name="T10">cara a cara</text:span>, establecimiento de agenda, filtración, consulta)</text:p>
            <text:p text:style-name="P17"/>
          </table:table-cell>
          <table:table-cell table:style-name="Table1.B18" office:value-type="string">
            <text:p text:style-name="P15"/>
          </table:table-cell>
        </table:table-row>
        <table:table-row table:style-name="Table1.14">
          <table:table-cell table:style-name="Table1.A15" office:value-type="string">
            <text:p text:style-name="P7"><text:bookmark text:name="result_box4"/>¿Cómo pueden la<text:span text:style-name="T10">s</text:span> tecnología<text:span text:style-name="T10">s</text:span> / los medios facilitar est<text:span text:style-name="T10">os</text:span> proceso<text:span text:style-name="T10">s</text:span>?</text:p>
            <text:p text:style-name="P26"><text:span text:style-name="T5"/></text:p>
          </table:table-cell>
          <table:table-cell table:style-name="Table1.B18" office:value-type="string">
            <text:p text:style-name="P15"/>
          </table:table-cell>
        </table:table-row>
        <text:soft-page-break/>
        <table:table-row table:style-name="Table1.15">
          <table:table-cell table:style-name="Table1.A15" office:value-type="string">
            <text:p text:style-name="P8"><text:bookmark text:name="result_box5"/><text:span text:style-name="T11">¿</text:span>Qué tecnología<text:span text:style-name="T10">s y medios </text:span>seleccionar<text:span text:style-name="T10">as para llevar a cabo estos procesos? </text:span><text:span text:style-name="T12">¿</text:span><text:span text:style-name="T10">Qué ventajas e inconvenientes pueden tener?</text:span></text:p>
            <text:p text:style-name="P24"><text:span text:style-name="T3"/></text:p>
          </table:table-cell>
          <table:table-cell table:style-name="Table1.B18" office:value-type="string">
            <text:p text:style-name="P15"/>
          </table:table-cell>
        </table:table-row>
        <table:table-row table:style-name="Table1.16">
          <table:table-cell table:style-name="Table1.A3" office:value-type="string">
            <text:p text:style-name="P10"><text:bookmark text:name="result_box6"/>¿Cómo desea<text:span text:style-name="T10">s</text:span> enmarcar <text:span text:style-name="T10">t</text:span>us puntos clave? ¿<text:span text:style-name="T10">Q</text:span>ué <text:span text:style-name="T10">estilo vas a</text:span> usar: humor, ironía, <text:span text:style-name="T10">periodístico</text:span>, académico, etc?</text:p>
            <text:p text:style-name="P22"/>
          </table:table-cell>
          <table:table-cell table:style-name="Table1.B18" office:value-type="string">
            <text:p text:style-name="P15"/>
          </table:table-cell>
        </table:table-row>
        <table:table-row table:style-name="Table1.10">
          <table:table-cell table:style-name="Table1.A3" office:value-type="string">
            <text:p text:style-name="P9"><text:bookmark text:name="result_box7"/>¿Qué formato<text:span text:style-name="T10">s vas a usar para esa comunicación de los puntos claves? (Visual, collage, videos, fanzine, audio, tuits, memes, gifs animados, etc)</text:span></text:p>
            <text:p text:style-name="P21"/>
          </table:table-cell>
          <table:table-cell table:style-name="Table1.B18" office:value-type="string">
            <text:p text:style-name="P15"/>
          </table:table-cell>
        </table:table-row>
        <table:table-row table:style-name="Table1.10">
          <table:table-cell table:style-name="Table1.A3" office:value-type="string">
            <text:p text:style-name="P9"><text:bookmark text:name="result_box8"/>¿Qué titulares <text:span text:style-name="T10">acerca de tu acción te gustaría ver en los periódicos?</text:span></text:p>
            <text:p text:style-name="P21"/>
          </table:table-cell>
          <table:table-cell table:style-name="Table1.B18" office:value-type="string">
            <text:p text:style-name="P15"/>
          </table:table-cell>
        </table:table-row>
        <table:table-row table:style-name="Table1.19">
          <table:table-cell table:style-name="Table1.A2" table:number-columns-spanned="2" office:value-type="string">
            <text:p text:style-name="P11"><text:bookmark text:name="result_box9"/>Eficacia</text:p>
            <text:p text:style-name="P28"/>
          </table:table-cell>
          <table:covered-table-cell/>
        </table:table-row>
        <text:soft-page-break/>
        <table:table-row table:style-name="Table1.20">
          <table:table-cell table:style-name="Table1.A3" office:value-type="string">
            <text:p text:style-name="P9"><text:bookmark text:name="result_box10"/>¿Cómo puede<text:span text:style-name="T10">s</text:span> aumentar la eficacia de su mensaje? P<text:span text:style-name="T10">iensa en </text:span>cuándo es el mejor momento <text:span text:style-name="T10">para darle difusión, piensa en quienes son las personas que deberían hacer la difusión (a veces hay que buscar aliadas influenciadoras para llevar a cabo la difusión).</text:span></text:p>
            <text:p text:style-name="P21"/>
          </table:table-cell>
          <table:table-cell table:style-name="Table1.B25" office:value-type="string">
            <text:p text:style-name="P15"/>
          </table:table-cell>
        </table:table-row>
        <table:table-row table:style-name="Table1.21">
          <table:table-cell table:style-name="Table1.A3" office:value-type="string">
            <text:p text:style-name="P9"><text:bookmark text:name="result_box11"/>¿<text:span text:style-name="T10">C</text:span>uáles son los lugares para difundir / amplificar el mensaje?</text:p>
            <text:p text:style-name="P21"/>
          </table:table-cell>
          <table:table-cell table:style-name="Table1.B25" office:value-type="string">
            <text:p text:style-name="P15"/>
          </table:table-cell>
        </table:table-row>
        <table:table-row table:style-name="Table1.10">
          <table:table-cell table:style-name="Table1.A3" office:value-type="string">
            <text:p text:style-name="P10">¿<text:span text:style-name="T10">C</text:span>u<text:span text:style-name="T10">al es el ambiente respecto a libertad de expresión y comunicación? ¿Hay riesgos o posibles ataques que deberías tener en cuenta?</text:span></text:p>
          </table:table-cell>
          <table:table-cell table:style-name="Table1.B25" office:value-type="string">
            <text:p text:style-name="P15"/>
          </table:table-cell>
        </table:table-row>
        <table:table-row table:style-name="Table1.23">
          <table:table-cell table:style-name="Table1.A2" table:number-columns-spanned="2" office:value-type="string">
            <text:p text:style-name="P29">Otras</text:p>
          </table:table-cell>
          <table:covered-table-cell/>
        </table:table-row>
        <table:table-row table:style-name="Table1.10">
          <table:table-cell table:style-name="Table1.A3" office:value-type="string">
            <text:p text:style-name="P23">Mientras diseñabas este plan de comunicación, <text:span text:style-name="T7">¿</text:span>ha surgido alguna idea, preocupación, alegría o molestia?</text:p>
          </table:table-cell>
          <table:table-cell table:style-name="Table1.B25" office:value-type="string">
            <text:p text:style-name="P15"/>
          </table:table-cell>
        </table:table-row>
        <table:table-row table:style-name="Table1.25">
          <table:table-cell table:style-name="Table1.A3" office:value-type="string">
            <text:p text:style-name="P23">Cualquier otro aspecto no reseñado anteriormente</text:p>
          </table:table-cell>
          <table:table-cell table:style-name="Table1.B25" office:value-type="string">
            <text:p text:style-name="P1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 sans" svg:font-family="'Ope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426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ga </meta:initial-creator>
    <meta:creation-date>2016-10-15T11:28:14</meta:creation-date>
    <dc:date>2017-04-06T15:28:57.467448683</dc:date>
    <meta:editing-duration>PT4H59M55S</meta:editing-duration>
    <meta:editing-cycles>24</meta:editing-cycles>
    <meta:generator>LibreOffice/4.3.3.2$Linux_X86_64 LibreOffice_project/430m0$Build-2</meta:generator>
    <meta:document-statistic meta:table-count="1" meta:image-count="0" meta:object-count="0" meta:page-count="4" meta:paragraph-count="28" meta:word-count="379" meta:character-count="2301" meta:non-whitespace-character-count="1949"/>
  </office:meta>
</office:document-meta>
</file>